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4" style:family="table-cell" style:parent-style-name="Default">
      <style:map style:condition="cell-content()=0" style:apply-style-name="Accent" style:base-cell-address="Feuille1.F12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350" calcext:value-type="float">
            <text:p>2023000350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7" calcext:value-type="float">
            <text:p>2023000337</text:p>
          </table:table-cell>
          <table:table-cell table:style-name="ce18" office:value-type="float" office:value="250" calcext:value-type="float">
            <text:p>2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308" calcext:value-type="float">
            <text:p>2023000308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309" calcext:value-type="float">
            <text:p>2023000309</text:p>
          </table:table-cell>
          <table:table-cell table:style-name="ce18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18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13" calcext:value-type="float">
            <text:p>2023000313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38" calcext:value-type="float">
            <text:p>2023000338</text:p>
          </table:table-cell>
          <table:table-cell table:style-name="ce18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5"/>
          <table:table-cell table:style-name="ce24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1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1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2:Feuille1.F12">
            <calcext:condition calcext:apply-style-name="Accent" calcext:value="=0" calcext:base-cell-address="Feuille1.F12"/>
          </calcext:conditional-format>
          <calcext:conditional-format calcext:target-range-address="Feuille1.G2:Feuille1.H11">
            <calcext:condition calcext:apply-style-name="background" calcext:value="formula-is(#REF!-#REF! &lt;=0)" calcext:base-cell-address="Feuille1.G2"/>
          </calcext:conditional-format>
          <calcext:conditional-format calcext:target-range-address="Feuille1.E2:Feuille1.E11">
            <calcext:condition calcext:apply-style-name="background" calcext:value="formula-is(unique([.E2:.E10]))" calcext:base-cell-address="Feuille1.E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3:08:29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9T14:38:41.902000000</dc:date>
    <meta:editing-duration>P1DT7H49M56S</meta:editing-duration>
    <meta:editing-cycles>119</meta:editing-cycles>
    <meta:printed-by>Eric Brivoal</meta:printed-by>
    <meta:print-date>2022-09-21T10:18:20.653000000</meta:print-date>
    <meta:document-statistic meta:table-count="1" meta:cell-count="141" meta:object-count="0"/>
  </office:meta>
</office:document-meta>
</file>